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Biolinum" svg:font-family="'Linux Biolinum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nux Biolinum1" svg:font-family="'Linux Biolinum'" style:font-adornments="Regular" style:font-pitch="variable"/>
    <style:font-face style:name="Linux Biolinum:liga&amp;kern" svg:font-family="'Linux Biolinum:liga&amp;kern'" style:font-adornments="Regular" style:font-pitch="variable"/>
    <style:font-face style:name="Linux Libertine:frac=1&amp;liga&amp;kern" svg:font-family="'Linux Libertine:frac=1&amp;liga&amp;kern'" style:font-adornments="Regular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Unifont-JP" svg:font-family="Unifont-JP" style:font-family-generic="system" style:font-pitch="variable"/>
  </office:font-face-decls>
  <office:automatic-styles>
    <style:style style:name="P1" style:family="paragraph" style:parent-style-name="First_20_line_20_indent">
      <style:text-properties officeooo:rsid="00f36ded" officeooo:paragraph-rsid="00f36ded"/>
    </style:style>
    <style:style style:name="P2" style:family="paragraph" style:parent-style-name="Heading_20_1">
      <style:text-properties officeooo:rsid="00f36ded"/>
    </style:style>
    <style:style style:name="P3" style:family="paragraph" style:parent-style-name="Text_20_body">
      <style:text-properties officeooo:rsid="00f36ded" officeooo:paragraph-rsid="00f36d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Biolinum" svg:font-family="'Linux Biolinum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nux Biolinum1" svg:font-family="'Linux Biolinum'" style:font-adornments="Regular" style:font-pitch="variable"/>
    <style:font-face style:name="Linux Biolinum:liga&amp;kern" svg:font-family="'Linux Biolinum:liga&amp;kern'" style:font-adornments="Regular" style:font-pitch="variable"/>
    <style:font-face style:name="Linux Libertine:frac=1&amp;liga&amp;kern" svg:font-family="'Linux Libertine:frac=1&amp;liga&amp;kern'" style:font-adornments="Regular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Unifont-JP" svg:font-family="Unifont-JP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Unifont-JP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Unifont-JP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30%" style:page-number="auto"/>
      <style:text-properties style:font-name="Linux Biolinum:liga&amp;kern" fo:font-family="'Linux Biolinum:liga&amp;kern'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keep-with-next="always"/>
      <style:text-properties style:font-name="Linux Libertine:frac=1&amp;liga&amp;kern" fo:font-family="'Linux Libertine:frac=1&amp;liga&amp;kern'" style:font-style-name="Regular" style:font-pitch="variable" fo:font-size="16pt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fo:text-align="start" style:justify-single-word="false" fo:hyphenation-ladder-count="1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Biolinum" fo:font-family="'Linux Biolinum'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style:font-name="Linux Biolinum1" fo:font-family="'Linux Biolinum'" style:font-style-name="Regular" style:font-pitch="variable" fo:font-size="16pt" fo:font-style="normal" fo:font-weight="normal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loext:contextual-spacing="false" fo:line-height="150%" fo:padding="0cm" fo:border-left="none" fo:border-right="none" fo:border-top="none" fo:border-bottom="0.2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4cm" fo:margin-right="0cm" fo:text-indent="0cm" style:auto-text-indent="false" fo:padding-left="0.25cm" fo:padding-right="0cm" fo:padding-top="0cm" fo:padding-bottom="0cm" fo:border-left="1.5pt solid #333333" fo:border-right="none" fo:border-top="none" fo:border-bottom="none" style:join-border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18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.497cm"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21:14:34.009195161</meta:creation-date>
    <meta:editing-duration>PT6H3M13S</meta:editing-duration>
    <meta:editing-cycles>163</meta:editing-cycles>
    <meta:generator>LibreOffice/6.4.3.2$Linux_X86_64 LibreOffice_project/747b5d0ebf89f41c860ec2a39efd7cb15b54f2d8</meta:generator>
    <dc:date>2020-07-11T08:25:51.935714537</dc: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writing" xlink:href="../../home/vas/Templates/writing.ott" meta:date="2020-05-19T14:40:39.945867799"/>
  </office:meta>
</office:document-meta>
</file>